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88mm"/>
    </style:style>
    <style:style style:name="ro1" style:family="table-row">
      <style:table-row-properties style:row-height="16.3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MSH Element Ids vs Element Type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 node lin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 node triangle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 node quadrangle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 node tetrahedon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8 node hexahedron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 node prism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 node pyramid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 node second order line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6 node second order triangle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9-node second order quadrangle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0-node second order tetrahedron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7-node second order hexahedron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-node second order prism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4-node second order pyramid 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-node point. 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8-node second order quadrangle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-node second order hexahedron 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15-node second order prism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13-node second order pyramid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9-node third order incomplete triangle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10-node third order triangle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12-node fourth order incomplete triangle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15-node fourth order triangle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15-node fifth order incomplete triangle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1-node fifth order complete triangle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-node third order edge 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-node fourth order edge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-node fifth order edge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-node third order tetrahedron 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35-node fourth order tetrahedron 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6-node fifth order tetrahedron 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64-node third order hexahedron 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25-node fourth order hexahedron</text:p>
          </table:table-cell>
          <table:table-cell table:number-columns-repeated="5"/>
        </table:table-row>
        <table:table-row table:style-name="ro2" table:number-rows-repeated="3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0:57:20.920620732</meta:creation-date>
    <dc:date>2019-06-13T11:04:05.348310102</dc:date>
    <meta:editing-duration>PT6M45S</meta:editing-duration>
    <meta:editing-cycles>2</meta:editing-cycles>
    <meta:generator>LibreOffice/6.2.4.2.0$Linux_X86_64 LibreOffice_project/20$Build-2</meta:generator>
    <meta:document-statistic meta:table-count="1" meta:cell-count="69" meta:object-count="0"/>
  </office:meta>
</office:document-meta>
</file>